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3.79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8" style:family="table-cell" style:parent-style-name="Pivot_20_Table_20_Field">
      <style:table-cell-properties fo:border="0.99pt solid #000000"/>
    </style:style>
    <style:style style:name="ce3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6" style:family="table-cell" style:parent-style-name="Pivot_20_Table_20_Value">
      <style:table-cell-properties fo:border-bottom="none" fo:border-left="0.99pt solid #000000" fo:border-right="none" fo:border-top="none"/>
    </style:style>
    <style:style style:name="ce4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4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2" style:family="table-cell" style:parent-style-name="Pivot_20_Table_20_Value" style:data-style-name="N0"/>
    <style:style style:name="ce5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_New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Section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SectionName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Setting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Pair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New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Debug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Crea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Appen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Appen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GetIniPath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SplitPath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Appen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Rea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Section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Rea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SectionName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Rea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Setting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Rea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Wr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Pair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Wr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Setting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Wr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est_IniL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est_IniL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ndBeep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Dele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L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Debug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Pair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Setting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Pair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Section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Debug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SectionName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Debug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Join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Debug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Dele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Lite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Exist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Setting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Setting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Setting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Setting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Appen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Appen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Append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Debug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Debug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Settings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Debug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putDebug</text:p>
          </table:table-cell>
          <table:table-cell office:value-type="string" calcext:value-type="string">
            <text:p>C:\Users\Jim\Documents\AutoHotkey\Lib\Class_IniLite.ahk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Contains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EndsWith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Compare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Format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IndexOf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Length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IsEmpty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IsLowe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IsUppe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LastIndexOf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Match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xMatch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bject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Replace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xReplace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Reverse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StartsWith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Compare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Trim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m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LTrim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Trim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RTrim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im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Split_TODO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SubStr_TODO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ToPascal_TODO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ToUppe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ToLowe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ToTitle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ineProp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trExtract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ad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Empty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nclose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Join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Replace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JoinPath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Replace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tr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SplitPath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Replace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itPath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itPath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SplitShortcut</text:p>
          </table:table-cell>
          <table:table-cell office:value-type="string" calcext:value-type="string">
            <text:p>C:\Users\Jim\Documents\AutoHotkey\Lib\String.ahk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dWrite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Len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Pu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Pu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Pu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Pu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Pu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Pu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Pu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lCall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dDelete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lCall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dRead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lCall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Ge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Ge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Ge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Get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lCall</text:p>
          </table:table-cell>
          <table:table-cell office:value-type="string" calcext:value-type="string">
            <text:p>C:\Users\Jim\Documents\AutoHotkey\Lib\CredMgr.ahk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ivot Table_Sheet1_1" table:style-name="ta1">
        <table:table-column table:style-name="co2" table:default-cell-style-name="ce34"/>
        <table:table-column table:style-name="co1" table:default-cell-style-name="ce40"/>
        <table:table-column table:style-name="co3" table:default-cell-style-name="ce46"/>
        <table:table-column table:style-name="co3" table:default-cell-style-name="ce52"/>
        <table:table-column table:style-name="co3" table:default-cell-style-name="ce58"/>
        <table:table-row table:style-name="ro1">
          <table:table-cell table:style-name="ce31"/>
          <table:table-cell table:style-name="ce37"/>
          <table:table-cell table:style-name="ce43" office:value-type="string" calcext:value-type="string">
            <text:p>Data</text:p>
          </table:table-cell>
          <table:table-cell table:style-name="ce49"/>
          <table:table-cell table:style-name="ce55"/>
        </table:table-row>
        <table:table-row table:style-name="ro1">
          <table:table-cell table:style-name="ce32" office:value-type="string" calcext:value-type="string">
            <text:p>C:\Users\Jim\Documents\AutoHotkey\Lib\Class_IniLite.ahk</text:p>
          </table:table-cell>
          <table:table-cell table:style-name="ce38" office:value-type="string" calcext:value-type="string">
            <text:p>_New</text:p>
          </table:table-cell>
          <table:table-cell table:style-name="ce44" office:value-type="string" calcext:value-type="string">
            <text:p>Sum - _New</text:p>
          </table:table-cell>
          <table:table-cell table:style-name="ce50" office:value-type="string" calcext:value-type="string">
            <text:p>Sum - 7</text:p>
          </table:table-cell>
          <table:table-cell table:style-name="ce56" office:value-type="string" calcext:value-type="string">
            <text:p>Sum - 0</text:p>
          </table:table-cell>
        </table:table-row>
        <table:table-row table:style-name="ro1">
          <table:table-cell table:style-name="ce33" office:value-type="string" calcext:value-type="string">
            <text:p>C:\Users\Jim\Documents\AutoHotkey\Lib\Class_IniLite.ahk</text:p>
          </table:table-cell>
          <table:table-cell table:style-name="ce39" office:value-type="string" calcext:value-type="string">
            <text:p>__New</text:p>
          </table:table-cell>
          <table:table-cell table:style-name="ce45"/>
          <table:table-cell table:style-name="ce51" office:value-type="float" office:value="29" calcext:value-type="float">
            <text:p>29</text:p>
          </table:table-cell>
          <table:table-cell table:style-name="ce5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_GetIniPath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Create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Exis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Test_IniLite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ileAppend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ileDelete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ileExist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Lite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Read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iWrite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utputDebug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Section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SectionNames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adSettings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undBeep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Join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SplitPath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ritePairs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5"/>
          <table:table-cell table:style-name="ce41" office:value-type="string" calcext:value-type="string">
            <text:p>WriteSettings</text:p>
          </table:table-cell>
          <table:table-cell table:style-name="ce47"/>
          <table:table-cell table:style-name="ce53" office:value-type="float" office:value="1131" calcext:value-type="float">
            <text:p>1131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:\Users\Jim\Documents\AutoHotkey\Lib\CredMgr.ahk</text:p>
          </table:table-cell>
          <table:table-cell table:style-name="ce39" office:value-type="string" calcext:value-type="string">
            <text:p>Buffer</text:p>
          </table:table-cell>
          <table:table-cell table:style-name="ce45"/>
          <table:table-cell table:style-name="ce51" office:value-type="float" office:value="12" calcext:value-type="float">
            <text:p>12</text:p>
          </table:table-cell>
          <table:table-cell table:style-name="ce5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edDele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edRead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edWrit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llCall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umGe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umPut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Get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5"/>
          <table:table-cell table:style-name="ce41" office:value-type="string" calcext:value-type="string">
            <text:p>StrLen</text:p>
          </table:table-cell>
          <table:table-cell table:style-name="ce47"/>
          <table:table-cell table:style-name="ce53" office:value-type="float" office:value="13" calcext:value-type="float">
            <text:p>13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:\Users\Jim\Documents\AutoHotkey\Lib\String.ahk</text:p>
          </table:table-cell>
          <table:table-cell table:style-name="ce39" office:value-type="string" calcext:value-type="string">
            <text:p>DefineProp</text:p>
          </table:table-cell>
          <table:table-cell table:style-name="ce45"/>
          <table:table-cell table:style-name="ce51" office:value-type="float" office:value="1456" calcext:value-type="float">
            <text:p>1456</text:p>
          </table:table-cell>
          <table:table-cell table:style-name="ce5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orma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Str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sEmpty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sObject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Pad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Trim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gExMat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gExReplace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Trim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litPath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Compare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Enclose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Contain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EndsWith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Forma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IndexOf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IsEmpty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IsLower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IsUppe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LastIndexOf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Length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LTrim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Match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Replace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Reverse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RTrim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Split_TODO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StartsWith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SubStr_TODO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ToLower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ToPascal_TODO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ToTitl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ToUpper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ingTrim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Join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JoinPath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Replace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SplitPath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SplitShortcut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bStr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bStrExtract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5"/>
          <table:table-cell table:style-name="ce41" office:value-type="string" calcext:value-type="string">
            <text:p>Trim</text:p>
          </table:table-cell>
          <table:table-cell table:style-name="ce47"/>
          <table:table-cell table:style-name="ce53" office:value-type="float" office:value="98" calcext:value-type="float">
            <text:p>98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1">
          <table:table-cell table:style-name="ce36" office:value-type="string" calcext:value-type="string">
            <text:p>Total Result</text:p>
          </table:table-cell>
          <table:table-cell table:style-name="ce42"/>
          <table:table-cell table:style-name="ce48"/>
          <table:table-cell table:style-name="ce54" office:value-type="float" office:value="22428" calcext:value-type="float">
            <text:p>22428</text:p>
          </table:table-cell>
          <table:table-cell table:style-name="ce60" office:value-type="float" office:value="0" calcext:value-type="float">
            <text:p>0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E82" table:buttons="'Pivot Table_Sheet1_1'.A2 'Pivot Table_Sheet1_1'.B2 'Pivot Table_Sheet1_1'.C1" table:show-filter-button="false" table:drill-down-on-double-click="false">
          <table:source-cell-range table:cell-range-address="Sheet1.A1:Sheet1.D18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:\Users\Jim\Documents\AutoHotkey\Lib\Class_IniLite.ahk" table:orientation="row" table:used-hierarchy="0" table:function="auto">
            <table:data-pilot-level table:show-empty="false" calcext:repeat-item-labels="false">
              <table:data-pilot-members>
                <table:data-pilot-member table:name="C:\Users\Jim\Documents\AutoHotkey\Lib\Class_IniLite.ahk" table:display="true" table:show-details="true"/>
                <table:data-pilot-member table:name="C:\Users\Jim\Documents\AutoHotkey\Lib\CredMgr.ahk" table:display="true" table:show-details="true"/>
                <table:data-pilot-member table:name="C:\Users\Jim\Documents\AutoHotkey\Lib\String.ah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_New" table:orientation="row" table:used-hierarchy="0" table:function="auto">
            <table:data-pilot-level table:show-empty="false" calcext:repeat-item-labels="false">
              <table:data-pilot-members>
                <table:data-pilot-member table:name="__New" table:display="true" table:show-details="true"/>
                <table:data-pilot-member table:name="_GetIniPath" table:display="true" table:show-details="true"/>
                <table:data-pilot-member table:name="Buffer" table:display="true" table:show-details="true"/>
                <table:data-pilot-member table:name="CredDelete" table:display="true" table:show-details="true"/>
                <table:data-pilot-member table:name="CredRead" table:display="true" table:show-details="true"/>
                <table:data-pilot-member table:name="CredWrite" table:display="true" table:show-details="true"/>
                <table:data-pilot-member table:name="DefineProp" table:display="true" table:show-details="true"/>
                <table:data-pilot-member table:name="DirCreate" table:display="true" table:show-details="true"/>
                <table:data-pilot-member table:name="DirExist" table:display="true" table:show-details="true"/>
                <table:data-pilot-member table:name="DllCall" table:display="true" table:show-details="true"/>
                <table:data-pilot-member table:name="DoTest_IniLite" table:display="true" table:show-details="true"/>
                <table:data-pilot-member table:name="FileAppend" table:display="true" table:show-details="true"/>
                <table:data-pilot-member table:name="FileDelete" table:display="true" table:show-details="true"/>
                <table:data-pilot-member table:name="FileExist" table:display="true" table:show-details="true"/>
                <table:data-pilot-member table:name="Format" table:display="true" table:show-details="true"/>
                <table:data-pilot-member table:name="IniLite" table:display="true" table:show-details="true"/>
                <table:data-pilot-member table:name="IniRead" table:display="true" table:show-details="true"/>
                <table:data-pilot-member table:name="IniWrite" table:display="true" table:show-details="true"/>
                <table:data-pilot-member table:name="InStr" table:display="true" table:show-details="true"/>
                <table:data-pilot-member table:name="IsEmpty" table:display="true" table:show-details="true"/>
                <table:data-pilot-member table:name="IsObject" table:display="true" table:show-details="true"/>
                <table:data-pilot-member table:name="LogOut" table:display="true" table:show-details="true"/>
                <table:data-pilot-member table:name="LPad" table:display="true" table:show-details="true"/>
                <table:data-pilot-member table:name="LTrim" table:display="true" table:show-details="true"/>
                <table:data-pilot-member table:name="NumGet" table:display="true" table:show-details="true"/>
                <table:data-pilot-member table:name="NumPut" table:display="true" table:show-details="true"/>
                <table:data-pilot-member table:name="OutputDebug" table:display="true" table:show-details="true"/>
                <table:data-pilot-member table:name="Read" table:display="true" table:show-details="true"/>
                <table:data-pilot-member table:name="ReadSection" table:display="true" table:show-details="true"/>
                <table:data-pilot-member table:name="ReadSectionNames" table:display="true" table:show-details="true"/>
                <table:data-pilot-member table:name="ReadSettings" table:display="true" table:show-details="true"/>
                <table:data-pilot-member table:name="RegExMatch" table:display="true" table:show-details="true"/>
                <table:data-pilot-member table:name="RegExReplace" table:display="true" table:show-details="true"/>
                <table:data-pilot-member table:name="RTrim" table:display="true" table:show-details="true"/>
                <table:data-pilot-member table:name="Run" table:display="true" table:show-details="true"/>
                <table:data-pilot-member table:name="SoundBeep" table:display="true" table:show-details="true"/>
                <table:data-pilot-member table:name="SplitPath" table:display="true" table:show-details="true"/>
                <table:data-pilot-member table:name="StrCompare" table:display="true" table:show-details="true"/>
                <table:data-pilot-member table:name="StrEnclose" table:display="true" table:show-details="true"/>
                <table:data-pilot-member table:name="StrGet" table:display="true" table:show-details="true"/>
                <table:data-pilot-member table:name="StringContains" table:display="true" table:show-details="true"/>
                <table:data-pilot-member table:name="StringEndsWith" table:display="true" table:show-details="true"/>
                <table:data-pilot-member table:name="StringFormat" table:display="true" table:show-details="true"/>
                <table:data-pilot-member table:name="StringIndexOf" table:display="true" table:show-details="true"/>
                <table:data-pilot-member table:name="StringIsEmpty" table:display="true" table:show-details="true"/>
                <table:data-pilot-member table:name="StringIsLower" table:display="true" table:show-details="true"/>
                <table:data-pilot-member table:name="StringIsUpper" table:display="true" table:show-details="true"/>
                <table:data-pilot-member table:name="StringLastIndexOf" table:display="true" table:show-details="true"/>
                <table:data-pilot-member table:name="StringLength" table:display="true" table:show-details="true"/>
                <table:data-pilot-member table:name="StringLTrim" table:display="true" table:show-details="true"/>
                <table:data-pilot-member table:name="StringMatch" table:display="true" table:show-details="true"/>
                <table:data-pilot-member table:name="StringReplace" table:display="true" table:show-details="true"/>
                <table:data-pilot-member table:name="StringReverse" table:display="true" table:show-details="true"/>
                <table:data-pilot-member table:name="StringRTrim" table:display="true" table:show-details="true"/>
                <table:data-pilot-member table:name="StringSplit_TODO" table:display="true" table:show-details="true"/>
                <table:data-pilot-member table:name="StringStartsWith" table:display="true" table:show-details="true"/>
                <table:data-pilot-member table:name="StringSubStr_TODO" table:display="true" table:show-details="true"/>
                <table:data-pilot-member table:name="StringToLower" table:display="true" table:show-details="true"/>
                <table:data-pilot-member table:name="StringToPascal_TODO" table:display="true" table:show-details="true"/>
                <table:data-pilot-member table:name="StringToTitle" table:display="true" table:show-details="true"/>
                <table:data-pilot-member table:name="StringToUpper" table:display="true" table:show-details="true"/>
                <table:data-pilot-member table:name="StringTrim" table:display="true" table:show-details="true"/>
                <table:data-pilot-member table:name="StrJoin" table:display="true" table:show-details="true"/>
                <table:data-pilot-member table:name="StrJoinPath" table:display="true" table:show-details="true"/>
                <table:data-pilot-member table:name="StrLen" table:display="true" table:show-details="true"/>
                <table:data-pilot-member table:name="StrReplace" table:display="true" table:show-details="true"/>
                <table:data-pilot-member table:name="StrSplitPath" table:display="true" table:show-details="true"/>
                <table:data-pilot-member table:name="StrSplitShortcut" table:display="true" table:show-details="true"/>
                <table:data-pilot-member table:name="SubStr" table:display="true" table:show-details="true"/>
                <table:data-pilot-member table:name="SubStrExtract" table:display="true" table:show-details="true"/>
                <table:data-pilot-member table:name="Test1" table:display="true" table:show-details="true"/>
                <table:data-pilot-member table:name="Test2" table:display="true" table:show-details="true"/>
                <table:data-pilot-member table:name="Test3" table:display="true" table:show-details="true"/>
                <table:data-pilot-member table:name="Trim" table:display="true" table:show-details="true"/>
                <table:data-pilot-member table:name="Write" table:display="true" table:show-details="true"/>
                <table:data-pilot-member table:name="WritePairs" table:display="true" table:show-details="true"/>
                <table:data-pilot-member table:name="WriteSetting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_New" table:orientation="data" table:used-hierarchy="-1" table:function="sum">
            <table:data-pilot-level calcext:repeat-item-labels="false"/>
          </table:data-pilot-field>
          <table:data-pilot-field table:source-field-name="7" table:orientation="data" table:used-hierarchy="0" table:function="sum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3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148" table:display="true" table:show-details="true"/>
                <table:data-pilot-member table:name="155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2" table:display="true" table:show-details="true"/>
                <table:data-pilot-member table:name="166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5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4" table:display="true" table:show-details="true"/>
                <table:data-pilot-member table:name="186" table:display="true" table:show-details="true"/>
                <table:data-pilot-member table:name="189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6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4" table:display="true" table:show-details="true"/>
                <table:data-pilot-member table:name="246" table:display="true" table:show-details="true"/>
                <table:data-pilot-member table:name="248" table:display="true" table:show-details="true"/>
                <table:data-pilot-member table:name="252" table:display="true" table:show-details="true"/>
                <table:data-pilot-member table:name="255" table:display="true" table:show-details="true"/>
                <table:data-pilot-member table:name="259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3" table:display="true" table:show-details="true"/>
                <table:data-pilot-member table:name="275" table:display="true" table:show-details="true"/>
                <table:data-pilot-member table:name="2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5:16:01.85877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14:37:56.209446900</meta:creation-date>
    <dc:date>2025-11-05T15:16:43.816592600</dc:date>
    <meta:editing-duration>PT3M25S</meta:editing-duration>
    <meta:editing-cycles>4</meta:editing-cycles>
    <meta:generator>LibreOffice/25.2.5.2$Windows_X86_64 LibreOffice_project/03d19516eb2e1dd5d4ccd751a0d6f35f35e08022</meta:generator>
    <meta:document-statistic meta:table-count="2" meta:cell-count="985" meta:object-count="0"/>
  </office:meta>
</office:document-meta>
</file>